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mport java.awt.*;</text:p>
      <text:p text:style-name="Preformatted_20_Text"/>
      <text:p text:style-name="Preformatted_20_Text">public class MaFrame extends Frame {</text:p>
      <text:p text:style-name="Preformatted_20_Text"/>
      <text:p text:style-name="Preformatted_20_Text"><text:s text:c="3"/>public MaFrame() {</text:p>
      <text:p text:style-name="Preformatted_20_Text"><text:s text:c="6"/>super();</text:p>
      <text:p text:style-name="Preformatted_20_Text"><text:s text:c="6"/>setTitle(" Titre de la Fenetre ");</text:p>
      <text:p text:style-name="Preformatted_20_Text"><text:s text:c="6"/>setSize(300, 150);</text:p>
      <text:p text:style-name="Preformatted_20_Text"><text:s text:c="6"/>setLayout(new GridLayout(2, 3));</text:p>
      <text:p text:style-name="Preformatted_20_Text"><text:s text:c="6"/>add(new Button("bouton 1"));</text:p>
      <text:p text:style-name="Preformatted_20_Text"><text:s text:c="6"/>add(new Button("bouton 2"));</text:p>
      <text:p text:style-name="Preformatted_20_Text"><text:s text:c="6"/>add(new Button("bouton 3"));</text:p>
      <text:p text:style-name="Preformatted_20_Text"><text:s text:c="6"/>add(new Button("bouton 4"));</text:p>
      <text:p text:style-name="Preformatted_20_Text"><text:s text:c="6"/>add(new Button("bouton 5 tres long"));</text:p>
      <text:p text:style-name="Preformatted_20_Text"><text:s text:c="6"/>add(new Button("bouton 6"));</text:p>
      <text:p text:style-name="Preformatted_20_Text"><text:s text:c="6"/>add(new Button("bouton 7"));</text:p>
      <text:p text:style-name="Preformatted_20_Text"><text:s text:c="6"/>add(new Button("bouton 8"));</text:p>
      <text:p text:style-name="Preformatted_20_Text"><text:s text:c="6"/>add(new Button("bouton 9"));</text:p>
      <text:p text:style-name="Preformatted_20_Text"/>
      <text:p text:style-name="Preformatted_20_Text"><text:s text:c="6"/>pack();</text:p>
      <text:p text:style-name="Preformatted_20_Text"><text:s text:c="6"/>show(); // affiche la fenetre</text:p>
      <text:p text:style-name="Preformatted_20_Text"/>
      <text:p text:style-name="Preformatted_20_Text"><text:s text:c="3"/>}</text:p>
      <text:p text:style-name="Preformatted_20_Text"/>
      <text:p text:style-name="Preformatted_20_Text"><text:s text:c="3"/>public static void</text:p>
      <text:p text:style-name="Preformatted_20_Text"><text:s text:c="6"/>main(String[] args) {</text:p>
      <text:p text:style-name="Preformatted_20_Text"><text:s text:c="6"/>new MaFrame();</text:p>
      <text:p text:style-name="Preformatted_20_Text"><text:s text:c="3"/>}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deye MBODJ</meta:initial-creator>
    <meta:creation-date>2013-06-05T14:40:49</meta:creation-date>
    <dc:date>2013-06-05T14:41:15</dc:date>
    <dc:creator>Ndeye MBODJ</dc:creator>
    <meta:editing-duration>P0D</meta:editing-duration>
    <meta:editing-cycles>1</meta:editing-cycles>
    <meta:document-statistic meta:table-count="0" meta:image-count="0" meta:object-count="0" meta:page-count="1" meta:paragraph-count="24" meta:word-count="69" meta:character-count="632" meta:non-whitespace-character-count="473"/>
    <meta:generator>LibreOffice/3.6$Linux_X86_64 LibreOffice_project/360m1$Build-2</meta:generator>
  </office:meta>
</office:document-meta>
</file>